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6925" officeooo:paragraph-rsid="00126925"/>
    </style:style>
    <style:style style:name="P2" style:family="paragraph" style:parent-style-name="Standard">
      <style:paragraph-properties fo:text-align="center" style:justify-single-word="false"/>
      <style:text-properties officeooo:rsid="00126925" officeooo:paragraph-rsid="00126925"/>
    </style:style>
    <style:style style:name="P3" style:family="paragraph" style:parent-style-name="Standard">
      <style:text-properties officeooo:rsid="0013abe5" officeooo:paragraph-rsid="0013abe5"/>
    </style:style>
    <style:style style:name="P4" style:family="paragraph" style:parent-style-name="Standard">
      <style:text-properties officeooo:rsid="0013f02f" officeooo:paragraph-rsid="0013f02f"/>
    </style:style>
    <style:style style:name="T1" style:family="text">
      <style:text-properties officeooo:rsid="0013ab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ERIDGE</text:p>
      <text:p text:style-name="Standard"/>
      <text:p text:style-name="Standard"/>
      <text:p text:style-name="Standard"/>
      <text:p text:style-name="P1">Lyrical ballads is the manifest of romantic movement.</text:p>
      <text:p text:style-name="P1"/>
      <text:p text:style-name="P1">He assumed oppio.</text:p>
      <text:p text:style-name="P1"/>
      <text:p text:style-name="P1">He writed a very long ballad <text:span text:style-name="T1">(199)</text:span>.</text:p>
      <text:p text:style-name="P1">He writed a ballad because is the main form of Middle Ages.</text:p>
      <text:p text:style-name="P1">Nature is the manifestation of god.</text:p>
      <text:p text:style-name="P3">Nature must be respected.</text:p>
      <text:p text:style-name="P3"/>
      <text:p text:style-name="P3">All'inizio non succede nulla di particolare.</text:p>
      <text:p text:style-name="P4">Non c'è un introduzione, i fatti vengono raccontati fin da subito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40S</meta:editing-duration>
    <meta:editing-cycles>3</meta:editing-cycles>
    <meta:generator>LibreOffice/5.2.1.2$Windows_x86 LibreOffice_project/31dd62db80d4e60af04904455ec9c9219178d620</meta:generator>
    <dc:date>2017-10-09T10:04:23.753000000</dc:date>
    <meta:document-statistic meta:table-count="0" meta:image-count="0" meta:object-count="0" meta:page-count="1" meta:paragraph-count="9" meta:word-count="58" meta:character-count="343" meta:non-whitespace-character-count="294"/>
    <meta:user-defined meta:name="Info 1"/>
    <meta:user-defined meta:name="Info 2"/>
    <meta:user-defined meta:name="Info 3"/>
    <meta:user-defined meta:name="Info 4"/>
  </office:meta>
</office:document-meta>
</file>